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e4ed" officeooo:paragraph-rsid="001ae4ed"/>
    </style:style>
    <style:style style:name="P2" style:family="paragraph" style:parent-style-name="Standard">
      <style:paragraph-properties fo:text-align="center" style:justify-single-word="false"/>
      <style:text-properties officeooo:rsid="001ae4ed" officeooo:paragraph-rsid="001ae4ed"/>
    </style:style>
    <style:style style:name="P3" style:family="paragraph" style:parent-style-name="Standard">
      <style:text-properties officeooo:rsid="001b5615" officeooo:paragraph-rsid="001b5615"/>
    </style:style>
    <style:style style:name="P4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style:text-position="0% 100%" officeooo:rsid="001b5615"/>
    </style:style>
    <style:style style:name="T5" style:family="text">
      <style:text-properties officeooo:rsid="001b56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motopy Physics<text:line-break/>and Path Integral Formulation</text:p>
      <text:p text:style-name="P2">by Sven Nilsen, 2021</text:p>
      <text:p text:style-name="P1"/>
      <text:p text:style-name="P1">In the Path Integral Formulation<text:span text:style-name="T1"><text:reference-ref text:reference-format="text" text:ref-name="path integral formulation">[1]</text:reference-ref></text:span> of Quantum Mechanics<text:span text:style-name="T1"><text:reference-ref text:reference-format="text" text:ref-name="quantum mechanics">[2]</text:reference-ref></text:span>, paths <text:span text:style-name="T5">are</text:span> functions of type:</text:p>
      <text:p text:style-name="P1"/>
      <text:p text:style-name="P1"><text:tab/>I → ℂ<text:span text:style-name="T1">M</text:span></text:p>
      <text:p text:style-name="P1"/>
      <text:p text:style-name="P1"><text:tab/>I &lt;=&gt; ℝ ∧ (&gt;= 0) ∧ (&lt;= 1)</text:p>
      <text:p text:style-name="P1"><text:tab/>M : nat</text:p>
      <text:p text:style-name="P1"/>
      <text:p text:style-name="P1">`I` is a shorthand for the unit interval and `M` is some natural number.</text:p>
      <text:p text:style-name="P1"/>
      <text:p text:style-name="P1">The paths are continuous map<text:span text:style-name="T5">s</text:span>.</text:p>
      <text:p text:style-name="P1"/>
      <text:p text:style-name="P1">Homotopy Physics<text:span text:style-name="T1"><text:reference-ref text:reference-format="text" text:ref-name="homotopy physics">[3]</text:reference-ref></text:span> extends the notion of paths into homotopy<text:span text:style-name="T1"><text:reference-ref text:reference-format="text" text:ref-name="homotopy">[4]</text:reference-ref></text:span> paths, which are functions of type:</text:p>
      <text:p text:style-name="P1"/>
      <text:p text:style-name="P1"><text:tab/>I<text:span text:style-name="T1">N</text:span> → ℂ<text:span text:style-name="T1">M</text:span></text:p>
      <text:p text:style-name="P1"><text:span text:style-name="T2"/></text:p>
      <text:p text:style-name="P1"><text:span text:style-name="T2"><text:tab/></text:span><text:span text:style-name="T4">N : nat</text:span></text:p>
      <text:p text:style-name="P1"><text:span text:style-name="T4"><text:tab/>M : nat</text:span></text:p>
      <text:p text:style-name="P1"><text:span text:style-name="T4"/></text:p>
      <text:p text:style-name="P3"><text:span text:style-name="T2">Both `N` and `M` are natural numbers.</text:span></text:p>
      <text:p text:style-name="P3"><text:span text:style-name="T2"/></text:p>
      <text:h text:style-name="P4" text:outline-level="3">References:</text:h>
      <text:p text:style-name="P1"><text:span text:style-name="T2"/></text:p>
      <text:p text:style-name="P1"><text:reference-mark-start text:name="path integral formulation"/><text:span text:style-name="T2">[1]</text:span><text:reference-mark-end text:name="path integral formulation"/><text:span text:style-name="T2"><text:tab/>“Path integral formulation”</text:span></text:p>
      <text:p text:style-name="P1"><text:span text:style-name="T2"><text:tab/>Wikipedia</text:span></text:p>
      <text:p text:style-name="P1"><text:span text:style-name="T2"><text:tab/></text:span><text:a xlink:type="simple" xlink:href="https://en.wikipedia.org/wiki/Path_integral_formulation" text:style-name="Internet_20_link" text:visited-style-name="Visited_20_Internet_20_Link"><text:span text:style-name="T3">https://en.wikipedia.org/wiki/Path_integral_formulation</text:span></text:a></text:p>
      <text:p text:style-name="P1"><text:span text:style-name="T2"/></text:p>
      <text:p text:style-name="P3"><text:reference-mark-start text:name="quantum mechanics"/><text:span text:style-name="T2">[2]</text:span><text:reference-mark-end text:name="quantum mechanics"/><text:span text:style-name="T2"><text:tab/>“Quantum mechanics”</text:span></text:p>
      <text:p text:style-name="P3"><text:span text:style-name="T2"><text:tab/>Wikipedia</text:span></text:p>
      <text:p text:style-name="P3"><text:span text:style-name="T2"><text:tab/></text:span><text:a xlink:type="simple" xlink:href="https://en.wikipedia.org/wiki/Quantum_mechanics" text:style-name="Internet_20_link" text:visited-style-name="Visited_20_Internet_20_Link"><text:span text:style-name="T3">https://en.wikipedia.org/wiki/Quantum_mechanics</text:span></text:a></text:p>
      <text:p text:style-name="P3"><text:span text:style-name="T2"/></text:p>
      <text:p text:style-name="P3"><text:reference-mark-start text:name="homotopy physics"/><text:span text:style-name="T2">[3]</text:span><text:reference-mark-end text:name="homotopy physics"/><text:span text:style-name="T2"><text:tab/>“Homotopy Physics”</text:span></text:p>
      <text:p text:style-name="P3"><text:span text:style-name="T2"><text:tab/>Sven Nilsen, 2021</text:span></text:p>
      <text:p text:style-name="P3"><text:span text:style-name="T2"><text:tab/></text:span><text:a xlink:type="simple" xlink:href="https://github.com/advancedresearch/path_semantics/blob/master/papers-wip/homotopy-physics.pdf" text:style-name="Internet_20_link" text:visited-style-name="Visited_20_Internet_20_Link"><text:span text:style-name="T3">https://github.com/advancedresearch/path_semantics/blob/master/papers-wip/homotopy-physics.pdf</text:span></text:a></text:p>
      <text:p text:style-name="P3"><text:span text:style-name="T2"/></text:p>
      <text:p text:style-name="P3"><text:reference-mark-start text:name="homotopy"/><text:span text:style-name="T2">[4]</text:span><text:reference-mark-end text:name="homotopy"/><text:span text:style-name="T2"><text:tab/>“Homotopy”</text:span></text:p>
      <text:p text:style-name="P3"><text:span text:style-name="T2"><text:tab/>Wikipedia</text:span></text:p>
      <text:p text:style-name="P3"><text:span text:style-name="T2"><text:tab/></text:span><text:a xlink:type="simple" xlink:href="https://en.wikipedia.org/wiki/Homotopy" text:style-name="Internet_20_link" text:visited-style-name="Visited_20_Internet_20_Link"><text:span text:style-name="T3">https://en.wikipedia.org/wiki/Homotopy</text:span></text:a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30T12:14:10.784193000</meta:creation-date>
    <dc:date>2021-07-30T12:30:42.473315000</dc:date>
    <meta:editing-duration>PT6M11S</meta:editing-duration>
    <meta:editing-cycles>1</meta:editing-cycles>
    <meta:document-statistic meta:table-count="0" meta:image-count="0" meta:object-count="0" meta:page-count="2" meta:paragraph-count="26" meta:word-count="111" meta:character-count="846" meta:non-whitespace-character-count="747"/>
    <meta:generator>LibreOffice/5.1.2.2$MacOSX_X86_64 LibreOffice_project/d3bf12ecb743fc0d20e0be0c58ca359301eb705f</meta:generator>
  </office:meta>
</office:document-meta>
</file>